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0cfbfd" officeooo:paragraph-rsid="000cfbfd"/>
    </style:style>
    <style:style style:name="P2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rsid="000f1404" officeooo:paragraph-rsid="000f1404"/>
    </style:style>
    <style:style style:name="P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2108a" officeooo:paragraph-rsid="001210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" fo:font-size="26pt" fo:font-weight="bold" style:font-name-asian="Noto Sans CJK SC" style:font-size-asian="26pt" style:font-weight-asian="bold" style:font-name-complex="Lohit Devanagari1" style:font-size-complex="26pt" style:font-weight-complex="bold"/>
    </style:style>
    <style:style style:name="T3" style:family="text">
      <style:text-properties officeooo:rsid="001210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p text:style-name="P1">Ruoli:</text:p>
      <text:list xml:id="list1431078604" text:style-name="L1">
        <text:list-item>
          <text:p text:style-name="P2">capo-animatore <text:span text:style-name="T3">rispettato dagli altri</text:span></text:p>
        </text:list-item>
        <text:list-item>
          <text:p text:style-name="P3">responsabile dei giochi perfettino</text:p>
        </text:list-item>
        <text:list-item>
          <text:p text:style-name="P3">timido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" fo:font-family="'Comic Sans'" style:font-style-name="Normale" style:font-family-generic="script" style:font-pitch="variable" fo:font-size="26pt" fo:font-weight="normal" style:font-size-asian="26pt" style:font-weight-asian="bold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05.389416397</meta:creation-date>
    <meta:generator>LibreOffice/7.3.7.2$Linux_X86_64 LibreOffice_project/30$Build-2</meta:generator>
    <dc:date>2024-05-02T13:33:42.922636167</dc:date>
    <meta:editing-duration>PT1H16M58S</meta:editing-duration>
    <meta:editing-cycles>5</meta:editing-cycles>
    <meta:document-statistic meta:table-count="0" meta:image-count="0" meta:object-count="0" meta:page-count="1" meta:paragraph-count="6" meta:word-count="18" meta:character-count="111" meta:non-whitespace-character-count="102"/>
  </office:meta>
</office:document-meta>
</file>